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25in" style:page-number="auto" table:align="center" style:writing-mode="lr-tb"/>
    </style:style>
    <style:style style:name="Table1.A" style:family="table-column">
      <style:table-column-properties style:column-width="2.0889in"/>
    </style:style>
    <style:style style:name="Table1.B" style:family="table-column">
      <style:table-column-properties style:column-width="1.5361in"/>
    </style:style>
    <style:style style:name="Table1.C" style:family="table-column">
      <style:table-column-properties style:column-width="3.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1.A2" style:family="table-cell">
      <style:table-cell-properties style:vertical-align="top" fo:background-color="#e6e6e6" fo:padding="0.0799in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22pt" fo:font-weight="bold" style:font-size-asian="22pt" style:font-weight-asian="bold"/>
    </style:style>
    <style:style style:name="P4" style:family="paragraph" style:parent-style-name="Standard"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 style:list-style-name="WW8Num3">
      <style:text-properties fo:font-size="11pt" style:font-size-asian="11pt" style:font-size-complex="11pt"/>
    </style:style>
    <style:style style:name="P7" style:family="paragraph" style:parent-style-name="Standard" style:list-style-name="WW8Num2">
      <style:text-properties fo:font-size="11pt" style:font-size-asian="11pt" style:font-size-complex="11pt"/>
    </style:style>
    <style:style style:name="P8" style:family="paragraph" style:parent-style-name="Standard" style:list-style-name="WW8Num1">
      <style:text-properties fo:font-size="11pt" style:font-size-asian="11pt" style:font-size-complex="11pt"/>
    </style:style>
    <style:style style:name="P9" style:family="paragraph" style:parent-style-name="Standard">
      <style:text-properties fo:font-size="11pt" fo:font-style="italic" style:font-size-asian="11pt" style:font-style-asian="italic" style:font-size-complex="11pt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size-complex="11pt"/>
    </style:style>
    <style:style style:name="P11" style:family="paragraph" style:parent-style-name="Standard">
      <style:paragraph-properties fo:margin-left="0.25in" fo:margin-right="0in" fo:text-indent="0in" style:auto-text-indent="false"/>
      <style:text-properties fo:font-size="11pt" fo:font-style="italic" style:font-size-asian="11pt" style:font-style-asian="italic" style:font-size-complex="11pt"/>
    </style:style>
    <style:style style:name="T1" style:family="text">
      <style:text-properties officeooo:rsid="00100c69"/>
    </style:style>
    <style:style style:name="T2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3">Susie Queue</text:p>
            <text:p text:style-name="P2"/>
          </table:table-cell>
          <table:covered-table-cell/>
          <table:table-cell table:style-name="Table1.A1" office:value-type="string">
            <text:p text:style-name="P2">101 Main St.</text:p>
            <text:p text:style-name="P2">Springfield, CA <text:s/>90001</text:p>
            <text:p text:style-name="P2">phone: (213) 555-1234</text:p>
            <text:p text:style-name="P2">cell: (310) 555-2345</text:p>
            <text:p text:style-name="P2">susie@example.com</text:p>
          </table:table-cell>
        </table:table-row>
        <table:table-row table:style-name="Table1.1">
          <table:table-cell table:style-name="Table1.A2" office:value-type="string">
            <text:p text:style-name="P4">PERSONAL</text:p>
          </table:table-cell>
          <table:table-cell table:style-name="Table1.A1" table:number-columns-spanned="2" office:value-type="string">
            <text:p text:style-name="P5"><text:span text:style-name="T2">Date of Birth</text:span>: <text:s/>January 1, 1980</text:p>
            <text:p text:style-name="P5"><text:span text:style-name="T2">Place of Birth</text:span>: <text:s/>Toronto, Ontario, Canada</text:p>
            <text:p text:style-name="P5"><text:span text:style-name="T2">Citizenship</text:span>: <text:s/>Canadian</text:p>
            <text:p text:style-name="P5"><text:span text:style-name="T2">Visa Status</text:span>: <text:s/>Permanent Residen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EMPLOYMENT</text:p>
          </table:table-cell>
          <table:table-cell table:style-name="Table1.A1" table:number-columns-spanned="2" office:value-type="string">
            <text:p text:style-name="P4">First Company, Inc., Los Angeles, CA</text:p>
            <text:p text:style-name="P9">January 1, 2007 - present</text:p>
            <text:p text:style-name="P5"/>
            <text:p text:style-name="P4">Customer Service Manager</text:p>
            <text:list xml:id="list1652219350254445134" text:style-name="WW8Num3">
              <text:list-item>
                <text:p text:style-name="P6">Oversee Customer Service Department</text:p>
              </text:list-item>
              <text:list-item>
                <text:p text:style-name="P6">Supervise Customer Service Representatives </text:p>
              </text:list-item>
              <text:list-item>
                <text:p text:style-name="P6">Winner, First Company Excellence Award</text:p>
              </text:list-item>
            </text:list>
            <text:p text:style-name="P5"/>
            <text:p text:style-name="P4">Second Corporation, San Diego, CA</text:p>
            <text:p text:style-name="P9">January 1, 2003 - December 31, 2006</text:p>
            <text:p text:style-name="P5"/>
            <text:p text:style-name="P4">Customer Service Representative</text:p>
            <text:list xml:id="list7629231173946016558" text:style-name="WW8Num2">
              <text:list-item>
                <text:p text:style-name="P7">Provide service to customers via telephone and email</text:p>
              </text:list-item>
              <text:list-item>
                <text:p text:style-name="P7">Respond to all inquiries within 24 hours</text:p>
              </text:list-item>
              <text:list-item>
                <text:p text:style-name="P7">Successfully reorganized call escalation protocol</text:p>
              </text:list-item>
            </text:list>
            <text:p text:style-name="P5"/>
            <text:p text:style-name="P4">Third Company, LLC, Fresno, CA</text:p>
            <text:p text:style-name="P9">January 1, 2000 - December 31, 2002</text:p>
            <text:p text:style-name="P5"/>
            <text:p text:style-name="P4">Administrative Assistant</text:p>
            <text:list xml:id="list8622935560023400238" text:style-name="WW8Num1">
              <text:list-item>
                <text:p text:style-name="P8">Route incoming telephone calls</text:p>
              </text:list-item>
              <text:list-item>
                <text:p text:style-name="P8">Type official correspondence</text:p>
              </text:list-item>
              <text:list-item>
                <text:p text:style-name="P8">Distribute mail and interoffice memoranda</text:p>
              </text:list-item>
              <text:list-item>
                <text:p text:style-name="P8">Responsible for administration and reconciliation of petty cash fund</text:p>
              </text:list-item>
              <text:list-item>
                <text:p text:style-name="P8">Helped implement new telephone system</text:p>
              </text:list-item>
            </text:list>
          </table:table-cell>
          <table:covered-table-cell/>
        </table:table-row>
        <table:table-row table:style-name="Table1.1">
          <table:table-cell table:style-name="Table1.A2" office:value-type="string">
            <text:p text:style-name="P4">EDUCATION</text:p>
          </table:table-cell>
          <table:table-cell table:style-name="Table1.A1" table:number-columns-spanned="2" office:value-type="string">
            <text:p text:style-name="P4">State University, Los Angeles, CA</text:p>
            <text:p text:style-name="P10">MBA in Marketing</text:p>
            <text:p text:style-name="P11">June 2007</text:p>
            <text:p text:style-name="P10">Thesis: <text:s/>This Little Piggy Went To Market</text:p>
            <text:p text:style-name="P5"/>
            <text:p text:style-name="P4">State College, San Diego, CA</text:p>
            <text:p text:style-name="P10">BA in History</text:p>
            <text:p text:style-name="P11">June 2004</text:p>
            <text:p text:style-name="P10">Focus on Elizabethan England and its impact on the world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">SKILLS</text:p>
          </table:table-cell>
          <table:table-cell table:style-name="Table1.A1" table:number-columns-spanned="2" office:value-type="string">
            <text:p text:style-name="P5"><text:span text:style-name="T2">Language</text:span> - Fluent in Spanish, intermediate French</text:p>
            <text:p text:style-name="P5"/>
            <text:p text:style-name="P5"><text:span text:style-name="T2">Computer Skills</text:span> - Microsoft Office, several popular accounting packages</text:p>
            <text:p text:style-name="P5"/>
            <text:p text:style-name="P5"><text:span text:style-name="T2">Personal Interests</text:span> - Member, Toastmasters International</text:p>
            <text:p text:style-name="P5"><text:s text:c="22"/>Volunteer, Memorial Hospital Chaplaincy Program</text:p>
            <text:p text:style-name="P5"/>
            <text:p text:style-name="P5"><text:span text:style-name="T2">Publications</text:span> - Published article and review of literature in Journal of Business Practices (January 2007)</text:p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Mangal1" svg:font-family="Manga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MT1" style:family="text">
      <style:text-properties officeooo:rsid="00100c69"/>
    </style:style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www.<text:span text:style-name="MT1">LibreOffice</text:span>Templates.n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mployment CV A4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9-09-10T07:59:00</meta:creation-date>
    <dc:date>2014-02-28T14:54:53</dc:date>
    <meta:editing-cycles>46</meta:editing-cycles>
    <meta:editing-duration>PT16M</meta:editing-duration>
    <meta:generator>LibreOffice/4.0.6.2$MacOSX_PowerPC LibreOffice_project/2e2573268451a50806fcd60ae2d9fe01dd0ce24</meta:generator>
    <dc:creator>D </dc:creator>
    <meta:document-statistic meta:table-count="1" meta:image-count="0" meta:object-count="0" meta:page-count="1" meta:paragraph-count="48" meta:word-count="230" meta:character-count="1589" meta:non-whitespace-character-count="1389"/>
  </office:meta>
</office:document-meta>
</file>